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0.6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Qty 1</text:p>
          </table:table-cell>
          <table:table-cell office:value-type="string" calcext:value-type="string">
            <text:p>Cost perScale</text:p>
          </table:table-cell>
          <table:table-cell office:value-type="string" calcext:value-type="string">
            <text:p>Price 1</text:p>
          </table:table-cell>
          <table:table-cell office:value-type="string" calcext:value-type="string">
            <text:p>Qty 100</text:p>
          </table:table-cell>
          <table:table-cell office:value-type="string" calcext:value-type="string">
            <text:p>Cost perSca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Qty 1000</text:p>
          </table:table-cell>
          <table:table-cell office:value-type="string" calcext:value-type="string">
            <text:p>Cost perScal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0.1uF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C1525</text:p>
          </table:table-cell>
          <table:table-cell table:number-columns-repeated="2"/>
          <table:table-cell table:formula="of:=([.B2]*1)" office:value-type="float" office:value="13" calcext:value-type="float">
            <text:p>13</text:p>
          </table:table-cell>
          <table:table-cell table:style-name="ce1" office:value-type="float" office:value="0.004464" calcext:value-type="float">
            <text:p>0.004464</text:p>
          </table:table-cell>
          <table:table-cell table:formula="of:=([.F2]*[.G2])" office:value-type="float" office:value="0.058032" calcext:value-type="float">
            <text:p>0.058032</text:p>
          </table:table-cell>
          <table:table-cell table:formula="of:=([.B2]*100)" office:value-type="float" office:value="1300" calcext:value-type="float">
            <text:p>1300</text:p>
          </table:table-cell>
          <table:table-cell table:style-name="ce1" office:value-type="float" office:value="0.0035" calcext:value-type="float">
            <text:p>0.0035</text:p>
          </table:table-cell>
          <table:table-cell table:formula="of:=([.I2]*[.J2])" office:value-type="float" office:value="4.55" calcext:value-type="float">
            <text:p>4.55</text:p>
          </table:table-cell>
          <table:table-cell table:formula="of:=([.B2]*1000)" office:value-type="float" office:value="13000" calcext:value-type="float">
            <text:p>13000</text:p>
          </table:table-cell>
          <table:table-cell table:style-name="ce1" office:value-type="float" office:value="0.003327" calcext:value-type="float">
            <text:p>0.003327</text:p>
          </table:table-cell>
          <table:table-cell table:formula="of:=([.L2]*[.M2])" office:value-type="float" office:value="43.251" calcext:value-type="float">
            <text:p>43.251</text:p>
          </table:table-cell>
        </table:table-row>
        <table:table-row table:style-name="ro1">
          <table:table-cell office:value-type="string" calcext:value-type="string">
            <text:p>1uF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C107372</text:p>
          </table:table-cell>
          <table:table-cell table:number-columns-repeated="2"/>
          <table:table-cell table:formula="of:=([.B3]*1)" office:value-type="float" office:value="16" calcext:value-type="float">
            <text:p>16</text:p>
          </table:table-cell>
          <table:table-cell table:style-name="ce1" office:value-type="float" office:value="0.005789" calcext:value-type="float">
            <text:p>0.005789</text:p>
          </table:table-cell>
          <table:table-cell table:formula="of:=([.F3]*[.G3])" office:value-type="float" office:value="0.092624" calcext:value-type="float">
            <text:p>0.092624</text:p>
          </table:table-cell>
          <table:table-cell table:formula="of:=([.B3]*100)" office:value-type="float" office:value="1600" calcext:value-type="float">
            <text:p>1600</text:p>
          </table:table-cell>
          <table:table-cell table:style-name="ce1" office:value-type="float" office:value="0.004373" calcext:value-type="float">
            <text:p>0.004373</text:p>
          </table:table-cell>
          <table:table-cell table:formula="of:=([.I3]*[.J3])" office:value-type="float" office:value="6.9968" calcext:value-type="float">
            <text:p>6.9968</text:p>
          </table:table-cell>
          <table:table-cell table:formula="of:=([.B3]*1000)" office:value-type="float" office:value="16000" calcext:value-type="float">
            <text:p>16000</text:p>
          </table:table-cell>
          <table:table-cell table:style-name="ce1" office:value-type="float" office:value="0.004118" calcext:value-type="float">
            <text:p>0.004118</text:p>
          </table:table-cell>
          <table:table-cell table:formula="of:=([.L3]*[.M3])" office:value-type="float" office:value="65.888" calcext:value-type="float">
            <text:p>65.888</text:p>
          </table:table-cell>
        </table:table-row>
        <table:table-row table:style-name="ro1">
          <table:table-cell office:value-type="string" calcext:value-type="string">
            <text:p>22nF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C312079</text:p>
          </table:table-cell>
          <table:table-cell table:number-columns-repeated="2"/>
          <table:table-cell table:formula="of:=([.B4]*1)" office:value-type="float" office:value="3" calcext:value-type="float">
            <text:p>3</text:p>
          </table:table-cell>
          <table:table-cell table:style-name="ce1" office:value-type="float" office:value="0.001952" calcext:value-type="float">
            <text:p>0.001952</text:p>
          </table:table-cell>
          <table:table-cell table:formula="of:=([.F4]*[.G4])" office:value-type="float" office:value="0.005856" calcext:value-type="float">
            <text:p>0.005856</text:p>
          </table:table-cell>
          <table:table-cell table:formula="of:=([.B4]*100)" office:value-type="float" office:value="300" calcext:value-type="float">
            <text:p>300</text:p>
          </table:table-cell>
          <table:table-cell table:style-name="ce1" office:value-type="float" office:value="0.001507" calcext:value-type="float">
            <text:p>0.001507</text:p>
          </table:table-cell>
          <table:table-cell table:formula="of:=([.I4]*[.J4])" office:value-type="float" office:value="0.4521" calcext:value-type="float">
            <text:p>0.4521</text:p>
          </table:table-cell>
          <table:table-cell table:formula="of:=([.B4]*1000)" office:value-type="float" office:value="3000" calcext:value-type="float">
            <text:p>3000</text:p>
          </table:table-cell>
          <table:table-cell table:style-name="ce1" office:value-type="float" office:value="0.001425" calcext:value-type="float">
            <text:p>0.001425</text:p>
          </table:table-cell>
          <table:table-cell table:formula="of:=([.L4]*[.M4])" office:value-type="float" office:value="4.275" calcext:value-type="float">
            <text:p>4.275</text:p>
          </table:table-cell>
        </table:table-row>
        <table:table-row table:style-name="ro1">
          <table:table-cell office:value-type="string" calcext:value-type="string">
            <text:p>1.2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58487</text:p>
          </table:table-cell>
          <table:table-cell table:number-columns-repeated="2"/>
          <table:table-cell table:formula="of:=([.B5]*1)" office:value-type="float" office:value="1" calcext:value-type="float">
            <text:p>1</text:p>
          </table:table-cell>
          <table:table-cell table:style-name="ce1" office:value-type="float" office:value="0.012616" calcext:value-type="float">
            <text:p>0.012616</text:p>
          </table:table-cell>
          <table:table-cell table:formula="of:=([.F5]*[.G5])" office:value-type="float" office:value="0.012616" calcext:value-type="float">
            <text:p>0.012616</text:p>
          </table:table-cell>
          <table:table-cell table:formula="of:=([.B5]*100)" office:value-type="float" office:value="100" calcext:value-type="float">
            <text:p>100</text:p>
          </table:table-cell>
          <table:table-cell table:style-name="ce1" office:value-type="float" office:value="0.009738" calcext:value-type="float">
            <text:p>0.009738</text:p>
          </table:table-cell>
          <table:table-cell table:formula="of:=([.I5]*[.J5])" office:value-type="float" office:value="0.9738" calcext:value-type="float">
            <text:p>0.9738</text:p>
          </table:table-cell>
          <table:table-cell table:formula="of:=([.B5]*1000)" office:value-type="float" office:value="1000" calcext:value-type="float">
            <text:p>1000</text:p>
          </table:table-cell>
          <table:table-cell table:style-name="ce1" office:value-type="float" office:value="0.00921" calcext:value-type="float">
            <text:p>0.00921</text:p>
          </table:table-cell>
          <table:table-cell table:formula="of:=([.L5]*[.M5])" office:value-type="float" office:value="9.21" calcext:value-type="float">
            <text:p>9.21</text:p>
          </table:table-cell>
        </table:table-row>
        <table:table-row table:style-name="ro1">
          <table:table-cell office:value-type="string" calcext:value-type="string">
            <text:p>10uF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C77000</text:p>
          </table:table-cell>
          <table:table-cell table:number-columns-repeated="2"/>
          <table:table-cell table:formula="of:=([.B6]*1)" office:value-type="float" office:value="1" calcext:value-type="float">
            <text:p>1</text:p>
          </table:table-cell>
          <table:table-cell office:value-type="float" office:value="0.022895" calcext:value-type="float">
            <text:p>0.022895</text:p>
          </table:table-cell>
          <table:table-cell table:formula="of:=([.F6]*[.G6])" office:value-type="float" office:value="0.022895" calcext:value-type="float">
            <text:p>0.022895</text:p>
          </table:table-cell>
          <table:table-cell table:formula="of:=([.B6]*100)" office:value-type="float" office:value="100" calcext:value-type="float">
            <text:p>100</text:p>
          </table:table-cell>
          <table:table-cell office:value-type="float" office:value="0.017991" calcext:value-type="float">
            <text:p>0.017991</text:p>
          </table:table-cell>
          <table:table-cell table:formula="of:=([.I6]*[.J6])" office:value-type="float" office:value="1.7991" calcext:value-type="float">
            <text:p>1.7991</text:p>
          </table:table-cell>
          <table:table-cell table:formula="of:=([.B6]*1000)" office:value-type="float" office:value="1000" calcext:value-type="float">
            <text:p>1000</text:p>
          </table:table-cell>
          <table:table-cell office:value-type="float" office:value="0.017091" calcext:value-type="float">
            <text:p>0.017091</text:p>
          </table:table-cell>
          <table:table-cell table:formula="of:=([.L6]*[.M6])" office:value-type="float" office:value="17.091" calcext:value-type="float">
            <text:p>17.091</text:p>
          </table:table-cell>
        </table:table-row>
        <table:table-row table:style-name="ro1">
          <table:table-cell office:value-type="string" calcext:value-type="string">
            <text:p>4.7uF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C307423</text:p>
          </table:table-cell>
          <table:table-cell table:number-columns-repeated="2"/>
          <table:table-cell table:formula="of:=([.B7]*1)" office:value-type="float" office:value="1" calcext:value-type="float">
            <text:p>1</text:p>
          </table:table-cell>
          <table:table-cell office:value-type="float" office:value="0.010589" calcext:value-type="float">
            <text:p>0.010589</text:p>
          </table:table-cell>
          <table:table-cell table:formula="of:=([.F7]*[.G7])" office:value-type="float" office:value="0.010589" calcext:value-type="float">
            <text:p>0.010589</text:p>
          </table:table-cell>
          <table:table-cell table:formula="of:=([.B7]*100)" office:value-type="float" office:value="100" calcext:value-type="float">
            <text:p>100</text:p>
          </table:table-cell>
          <table:table-cell office:value-type="float" office:value="0.008289" calcext:value-type="float">
            <text:p>0.008289</text:p>
          </table:table-cell>
          <table:table-cell table:formula="of:=([.I7]*[.J7])" office:value-type="float" office:value="0.8289" calcext:value-type="float">
            <text:p>0.8289</text:p>
          </table:table-cell>
          <table:table-cell table:formula="of:=([.B7]*1000)" office:value-type="float" office:value="1000" calcext:value-type="float">
            <text:p>1000</text:p>
          </table:table-cell>
          <table:table-cell office:value-type="float" office:value="0.007867" calcext:value-type="float">
            <text:p>0.007867</text:p>
          </table:table-cell>
          <table:table-cell table:formula="of:=([.L7]*[.M7])" office:value-type="float" office:value="7.867" calcext:value-type="float">
            <text:p>7.867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table:formula="of:=SUM(7;14)" office:value-type="float" office:value="21" calcext:value-type="float">
            <text:p>21</text:p>
          </table:table-cell>
          <table:table-cell office:value-type="string" calcext:value-type="string">
            <text:p>C140214</text:p>
          </table:table-cell>
          <table:table-cell table:number-columns-repeated="2"/>
          <table:table-cell table:formula="of:=([.B8]*1)" office:value-type="float" office:value="21" calcext:value-type="float">
            <text:p>21</text:p>
          </table:table-cell>
          <table:table-cell office:value-type="float" office:value="0.000745" calcext:value-type="float">
            <text:p>0.000745</text:p>
          </table:table-cell>
          <table:table-cell table:formula="of:=([.F8]*[.G8])" office:value-type="float" office:value="0.015645" calcext:value-type="float">
            <text:p>0.015645</text:p>
          </table:table-cell>
          <table:table-cell table:formula="of:=([.B8]*100)" office:value-type="float" office:value="2100" calcext:value-type="float">
            <text:p>2100</text:p>
          </table:table-cell>
          <table:table-cell office:value-type="float" office:value="0.000594" calcext:value-type="float">
            <text:p>0.000594</text:p>
          </table:table-cell>
          <table:table-cell table:formula="of:=([.I8]*[.J8])" office:value-type="float" office:value="1.2474" calcext:value-type="float">
            <text:p>1.2474</text:p>
          </table:table-cell>
          <table:table-cell table:formula="of:=([.B8]*1000)" office:value-type="float" office:value="21000" calcext:value-type="float">
            <text:p>21000</text:p>
          </table:table-cell>
          <table:table-cell office:value-type="float" office:value="0.000566" calcext:value-type="float">
            <text:p>0.000566</text:p>
          </table:table-cell>
          <table:table-cell table:formula="of:=([.L8]*[.M8])" office:value-type="float" office:value="11.886" calcext:value-type="float">
            <text:p>11.886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102748</text:p>
          </table:table-cell>
          <table:table-cell table:number-columns-repeated="2"/>
          <table:table-cell table:formula="of:=([.B9]*1)" office:value-type="float" office:value="6" calcext:value-type="float">
            <text:p>6</text:p>
          </table:table-cell>
          <table:table-cell office:value-type="float" office:value="0.001213" calcext:value-type="float">
            <text:p>0.001213</text:p>
          </table:table-cell>
          <table:table-cell table:formula="of:=([.F9]*[.G9])" office:value-type="float" office:value="0.007278" calcext:value-type="float">
            <text:p>0.007278</text:p>
          </table:table-cell>
          <table:table-cell table:formula="of:=([.B9]*100)" office:value-type="float" office:value="600" calcext:value-type="float">
            <text:p>600</text:p>
          </table:table-cell>
          <table:table-cell office:value-type="float" office:value="0.000945" calcext:value-type="float">
            <text:p>0.000945</text:p>
          </table:table-cell>
          <table:table-cell table:formula="of:=([.I9]*[.J9])" office:value-type="float" office:value="0.567" calcext:value-type="float">
            <text:p>0.567</text:p>
          </table:table-cell>
          <table:table-cell table:formula="of:=([.B9]*1000)" office:value-type="float" office:value="6000" calcext:value-type="float">
            <text:p>6000</text:p>
          </table:table-cell>
          <table:table-cell office:value-type="float" office:value="0.000896" calcext:value-type="float">
            <text:p>0.000896</text:p>
          </table:table-cell>
          <table:table-cell table:formula="of:=([.L9]*[.M9])" office:value-type="float" office:value="5.376" calcext:value-type="float">
            <text:p>5.376</text:p>
          </table:table-cell>
        </table:table-row>
        <table:table-row table:style-name="ro1">
          <table:table-cell office:value-type="string" calcext:value-type="string">
            <text:p>200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423110</text:p>
          </table:table-cell>
          <table:table-cell table:number-columns-repeated="2"/>
          <table:table-cell table:formula="of:=([.B10]*1)" office:value-type="float" office:value="6" calcext:value-type="float">
            <text:p>6</text:p>
          </table:table-cell>
          <table:table-cell office:value-type="float" office:value="0.003016" calcext:value-type="float">
            <text:p>0.003016</text:p>
          </table:table-cell>
          <table:table-cell table:formula="of:=([.F10]*[.G10])" office:value-type="float" office:value="0.018096" calcext:value-type="float">
            <text:p>0.018096</text:p>
          </table:table-cell>
          <table:table-cell table:formula="of:=([.B10]*100)" office:value-type="float" office:value="600" calcext:value-type="float">
            <text:p>600</text:p>
          </table:table-cell>
          <table:table-cell office:value-type="float" office:value="0.00226" calcext:value-type="float">
            <text:p>0.00226</text:p>
          </table:table-cell>
          <table:table-cell table:formula="of:=([.I10]*[.J10])" office:value-type="float" office:value="1.356" calcext:value-type="float">
            <text:p>1.356</text:p>
          </table:table-cell>
          <table:table-cell table:formula="of:=([.B10]*1000)" office:value-type="float" office:value="6000" calcext:value-type="float">
            <text:p>6000</text:p>
          </table:table-cell>
          <table:table-cell office:value-type="float" office:value="0.002121" calcext:value-type="float">
            <text:p>0.002121</text:p>
          </table:table-cell>
          <table:table-cell table:formula="of:=([.L10]*[.M10])" office:value-type="float" office:value="12.726" calcext:value-type="float">
            <text:p>12.726</text:p>
          </table:table-cell>
        </table:table-row>
        <table:table-row table:style-name="ro1">
          <table:table-cell office:value-type="string" calcext:value-type="string">
            <text:p>330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131564</text:p>
          </table:table-cell>
          <table:table-cell table:number-columns-repeated="2"/>
          <table:table-cell table:formula="of:=([.B11]*1)" office:value-type="float" office:value="9" calcext:value-type="float">
            <text:p>9</text:p>
          </table:table-cell>
          <table:table-cell office:value-type="float" office:value="0.002142" calcext:value-type="float">
            <text:p>0.002142</text:p>
          </table:table-cell>
          <table:table-cell table:formula="of:=([.F11]*[.G11])" office:value-type="float" office:value="0.019278" calcext:value-type="float">
            <text:p>0.019278</text:p>
          </table:table-cell>
          <table:table-cell table:formula="of:=([.B11]*100)" office:value-type="float" office:value="900" calcext:value-type="float">
            <text:p>900</text:p>
          </table:table-cell>
          <table:table-cell office:value-type="float" office:value="0.001639" calcext:value-type="float">
            <text:p>0.001639</text:p>
          </table:table-cell>
          <table:table-cell table:formula="of:=([.I11]*[.J11])" office:value-type="float" office:value="1.4751" calcext:value-type="float">
            <text:p>1.4751</text:p>
          </table:table-cell>
          <table:table-cell table:formula="of:=([.B11]*1000)" office:value-type="float" office:value="9000" calcext:value-type="float">
            <text:p>9000</text:p>
          </table:table-cell>
          <table:table-cell office:value-type="float" office:value="0.001547" calcext:value-type="float">
            <text:p>0.001547</text:p>
          </table:table-cell>
          <table:table-cell table:formula="of:=([.L11]*[.M11])" office:value-type="float" office:value="13.923" calcext:value-type="float">
            <text:p>13.923</text:p>
          </table:table-cell>
        </table:table-row>
        <table:table-row table:style-name="ro1">
          <table:table-cell office:value-type="string" calcext:value-type="string">
            <text:p>470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14877</text:p>
          </table:table-cell>
          <table:table-cell table:number-columns-repeated="2"/>
          <table:table-cell table:formula="of:=([.B12]*1)" office:value-type="float" office:value="2" calcext:value-type="float">
            <text:p>2</text:p>
          </table:table-cell>
          <table:table-cell office:value-type="float" office:value="0.000678" calcext:value-type="float">
            <text:p>0.000678</text:p>
          </table:table-cell>
          <table:table-cell table:formula="of:=([.F12]*[.G12])" office:value-type="float" office:value="0.001356" calcext:value-type="float">
            <text:p>0.001356</text:p>
          </table:table-cell>
          <table:table-cell table:formula="of:=([.B12]*100)" office:value-type="float" office:value="200" calcext:value-type="float">
            <text:p>200</text:p>
          </table:table-cell>
          <table:table-cell office:value-type="float" office:value="0.000536" calcext:value-type="float">
            <text:p>0.000536</text:p>
          </table:table-cell>
          <table:table-cell table:formula="of:=([.I12]*[.J12])" office:value-type="float" office:value="0.1072" calcext:value-type="float">
            <text:p>0.1072</text:p>
          </table:table-cell>
          <table:table-cell table:formula="of:=([.B12]*1000)" office:value-type="float" office:value="2000" calcext:value-type="float">
            <text:p>2000</text:p>
          </table:table-cell>
          <table:table-cell office:value-type="float" office:value="0.00051" calcext:value-type="float">
            <text:p>0.00051</text:p>
          </table:table-cell>
          <table:table-cell table:formula="of:=([.L12]*[.M12])"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2.7n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95062</text:p>
          </table:table-cell>
          <table:table-cell table:number-columns-repeated="2"/>
          <table:table-cell table:formula="of:=([.B13]*1)" office:value-type="float" office:value="1" calcext:value-type="float">
            <text:p>1</text:p>
          </table:table-cell>
          <table:table-cell office:value-type="float" office:value="0.00216" calcext:value-type="float">
            <text:p>0.00216</text:p>
          </table:table-cell>
          <table:table-cell table:formula="of:=([.F13]*[.G13])" office:value-type="float" office:value="0.00216" calcext:value-type="float">
            <text:p>0.00216</text:p>
          </table:table-cell>
          <table:table-cell table:formula="of:=([.B13]*100)" office:value-type="float" office:value="100" calcext:value-type="float">
            <text:p>100</text:p>
          </table:table-cell>
          <table:table-cell office:value-type="float" office:value="0.00216" calcext:value-type="float">
            <text:p>0.00216</text:p>
          </table:table-cell>
          <table:table-cell table:formula="of:=([.I13]*[.J13])" office:value-type="float" office:value="0.216" calcext:value-type="float">
            <text:p>0.216</text:p>
          </table:table-cell>
          <table:table-cell table:formula="of:=([.B13]*1000)" office:value-type="float" office:value="1000" calcext:value-type="float">
            <text:p>1000</text:p>
          </table:table-cell>
          <table:table-cell office:value-type="float" office:value="0.001592" calcext:value-type="float">
            <text:p>0.001592</text:p>
          </table:table-cell>
          <table:table-cell table:formula="of:=([.L13]*[.M13])" office:value-type="float" office:value="1.592" calcext:value-type="float">
            <text:p>1.592</text:p>
          </table:table-cell>
        </table:table-row>
        <table:table-row table:style-name="ro1">
          <table:table-cell office:value-type="string" calcext:value-type="string">
            <text:p>3.3n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95065</text:p>
          </table:table-cell>
          <table:table-cell table:number-columns-repeated="2"/>
          <table:table-cell table:formula="of:=([.B14]*1)" office:value-type="float" office:value="1" calcext:value-type="float">
            <text:p>1</text:p>
          </table:table-cell>
          <table:table-cell office:value-type="float" office:value="0.002501" calcext:value-type="float">
            <text:p>0.002501</text:p>
          </table:table-cell>
          <table:table-cell table:formula="of:=([.F14]*[.G14])" office:value-type="float" office:value="0.002501" calcext:value-type="float">
            <text:p>0.002501</text:p>
          </table:table-cell>
          <table:table-cell table:formula="of:=([.B14]*100)" office:value-type="float" office:value="100" calcext:value-type="float">
            <text:p>100</text:p>
          </table:table-cell>
          <table:table-cell office:value-type="float" office:value="0.002501" calcext:value-type="float">
            <text:p>0.002501</text:p>
          </table:table-cell>
          <table:table-cell table:formula="of:=([.I14]*[.J14])" office:value-type="float" office:value="0.2501" calcext:value-type="float">
            <text:p>0.2501</text:p>
          </table:table-cell>
          <table:table-cell table:formula="of:=([.B14]*1000)" office:value-type="float" office:value="1000" calcext:value-type="float">
            <text:p>1000</text:p>
          </table:table-cell>
          <table:table-cell office:value-type="float" office:value="0.001933" calcext:value-type="float">
            <text:p>0.001933</text:p>
          </table:table-cell>
          <table:table-cell table:formula="of:=([.L14]*[.M14])" office:value-type="float" office:value="1.933" calcext:value-type="float">
            <text:p>1.933</text:p>
          </table:table-cell>
        </table:table-row>
        <table:table-row table:style-name="ro1">
          <table:table-cell office:value-type="string" calcext:value-type="string">
            <text:p>SK68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14830</text:p>
          </table:table-cell>
          <table:table-cell table:number-columns-repeated="2"/>
          <table:table-cell table:formula="of:=([.B15]*1)" office:value-type="float" office:value="3" calcext:value-type="float">
            <text:p>3</text:p>
          </table:table-cell>
          <table:table-cell office:value-type="float" office:value="0.137879" calcext:value-type="float">
            <text:p>0.137879</text:p>
          </table:table-cell>
          <table:table-cell table:formula="of:=([.F15]*[.G15])" office:value-type="float" office:value="0.413637" calcext:value-type="float">
            <text:p>0.413637</text:p>
          </table:table-cell>
          <table:table-cell table:formula="of:=([.B15]*100)" office:value-type="float" office:value="300" calcext:value-type="float">
            <text:p>300</text:p>
          </table:table-cell>
          <table:table-cell office:value-type="float" office:value="0.093939" calcext:value-type="float">
            <text:p>0.093939</text:p>
          </table:table-cell>
          <table:table-cell table:formula="of:=([.I15]*[.J15])" office:value-type="float" office:value="28.1817" calcext:value-type="float">
            <text:p>28.1817</text:p>
          </table:table-cell>
          <table:table-cell table:formula="of:=([.B15]*1000)" office:value-type="float" office:value="3000" calcext:value-type="float">
            <text:p>3000</text:p>
          </table:table-cell>
          <table:table-cell office:value-type="float" office:value="0.089394" calcext:value-type="float">
            <text:p>0.089394</text:p>
          </table:table-cell>
          <table:table-cell table:formula="of:=([.L15]*[.M15])" office:value-type="float" office:value="268.182" calcext:value-type="float">
            <text:p>268.182</text:p>
          </table:table-cell>
        </table:table-row>
        <table:table-row table:style-name="ro1">
          <table:table-cell office:value-type="string" calcext:value-type="string">
            <text:p>UV LE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92-1951-1-ND</text:p>
          </table:table-cell>
          <table:table-cell/>
          <table:table-cell table:formula="of:=([.B16]*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[.F16]*[.G16])" office:value-type="float" office:value="1" calcext:value-type="float">
            <text:p>1</text:p>
          </table:table-cell>
          <table:table-cell table:formula="of:=([.B16]*100)" office:value-type="float" office:value="100" calcext:value-type="float">
            <text:p>100</text:p>
          </table:table-cell>
          <table:table-cell office:value-type="float" office:value="0.5022" calcext:value-type="float">
            <text:p>0.5022</text:p>
          </table:table-cell>
          <table:table-cell table:formula="of:=([.I16]*[.J16])" office:value-type="float" office:value="50.22" calcext:value-type="float">
            <text:p>50.22</text:p>
          </table:table-cell>
          <table:table-cell table:formula="of:=([.B16]*1000)" office:value-type="float" office:value="1000" calcext:value-type="float">
            <text:p>1000</text:p>
          </table:table-cell>
          <table:table-cell office:value-type="float" office:value="0.35154" calcext:value-type="float">
            <text:p>0.35154</text:p>
          </table:table-cell>
          <table:table-cell table:formula="of:=([.L16]*[.M16])" office:value-type="float" office:value="351.54" calcext:value-type="float">
            <text:p>351.54</text:p>
          </table:table-cell>
        </table:table-row>
        <table:table-row table:style-name="ro1">
          <table:table-cell office:value-type="string" calcext:value-type="string">
            <text:p>WhiteL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192669</text:p>
          </table:table-cell>
          <table:table-cell table:number-columns-repeated="2"/>
          <table:table-cell table:formula="of:=([.B17]*1)" office:value-type="float" office:value="5" calcext:value-type="float">
            <text:p>5</text:p>
          </table:table-cell>
          <table:table-cell office:value-type="float" office:value="0.030913" calcext:value-type="float">
            <text:p>0.030913</text:p>
          </table:table-cell>
          <table:table-cell table:formula="of:=([.F17]*[.G17])" office:value-type="float" office:value="0.154565" calcext:value-type="float">
            <text:p>0.154565</text:p>
          </table:table-cell>
          <table:table-cell table:formula="of:=([.B17]*100)" office:value-type="float" office:value="500" calcext:value-type="float">
            <text:p>500</text:p>
          </table:table-cell>
          <table:table-cell office:value-type="float" office:value="0.021053" calcext:value-type="float">
            <text:p>0.021053</text:p>
          </table:table-cell>
          <table:table-cell table:formula="of:=([.I17]*[.J17])" office:value-type="float" office:value="10.5265" calcext:value-type="float">
            <text:p>10.5265</text:p>
          </table:table-cell>
          <table:table-cell table:formula="of:=([.B17]*1000)" office:value-type="float" office:value="5000" calcext:value-type="float">
            <text:p>5000</text:p>
          </table:table-cell>
          <table:table-cell office:value-type="float" office:value="0.019523" calcext:value-type="float">
            <text:p>0.019523</text:p>
          </table:table-cell>
          <table:table-cell table:formula="of:=([.L17]*[.M17])" office:value-type="float" office:value="97.615" calcext:value-type="float">
            <text:p>97.615</text:p>
          </table:table-cell>
        </table:table-row>
        <table:table-row table:style-name="ro1">
          <table:table-cell office:value-type="string" calcext:value-type="string">
            <text:p>MCP738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24093</text:p>
          </table:table-cell>
          <table:table-cell table:number-columns-repeated="2"/>
          <table:table-cell table:formula="of:=([.B18]*1)" office:value-type="float" office:value="1" calcext:value-type="float">
            <text:p>1</text:p>
          </table:table-cell>
          <table:table-cell office:value-type="float" office:value="0.522727" calcext:value-type="float">
            <text:p>0.522727</text:p>
          </table:table-cell>
          <table:table-cell table:formula="of:=([.F18]*[.G18])" office:value-type="float" office:value="0.522727" calcext:value-type="float">
            <text:p>0.522727</text:p>
          </table:table-cell>
          <table:table-cell table:formula="of:=([.B18]*100)" office:value-type="float" office:value="100" calcext:value-type="float">
            <text:p>100</text:p>
          </table:table-cell>
          <table:table-cell office:value-type="float" office:value="0.34697" calcext:value-type="float">
            <text:p>0.34697</text:p>
          </table:table-cell>
          <table:table-cell table:formula="of:=([.I18]*[.J18])" office:value-type="float" office:value="34.697" calcext:value-type="float">
            <text:p>34.697</text:p>
          </table:table-cell>
          <table:table-cell table:formula="of:=([.B18]*1000)" office:value-type="float" office:value="1000" calcext:value-type="float">
            <text:p>1000</text:p>
          </table:table-cell>
          <table:table-cell office:value-type="float" office:value="0.330303" calcext:value-type="float">
            <text:p>0.330303</text:p>
          </table:table-cell>
          <table:table-cell table:formula="of:=([.L18]*[.M18])" office:value-type="float" office:value="330.303" calcext:value-type="float">
            <text:p>330.303</text:p>
          </table:table-cell>
        </table:table-row>
        <table:table-row table:style-name="ro1">
          <table:table-cell office:value-type="string" calcext:value-type="string">
            <text:p>MIC53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22713</text:p>
          </table:table-cell>
          <table:table-cell table:number-columns-repeated="2"/>
          <table:table-cell table:formula="of:=([.B19]*1)" office:value-type="float" office:value="3" calcext:value-type="float">
            <text:p>3</text:p>
          </table:table-cell>
          <table:table-cell office:value-type="float" office:value="0.147273" calcext:value-type="float">
            <text:p>0.147273</text:p>
          </table:table-cell>
          <table:table-cell table:formula="of:=([.F19]*[.G19])" office:value-type="float" office:value="0.441819" calcext:value-type="float">
            <text:p>0.441819</text:p>
          </table:table-cell>
          <table:table-cell table:formula="of:=([.B19]*100)" office:value-type="float" office:value="300" calcext:value-type="float">
            <text:p>300</text:p>
          </table:table-cell>
          <table:table-cell office:value-type="float" office:value="0.114545" calcext:value-type="float">
            <text:p>0.114545</text:p>
          </table:table-cell>
          <table:table-cell table:formula="of:=([.I19]*[.J19])" office:value-type="float" office:value="34.3635" calcext:value-type="float">
            <text:p>34.3635</text:p>
          </table:table-cell>
          <table:table-cell table:formula="of:=([.B19]*1000)" office:value-type="float" office:value="3000" calcext:value-type="float">
            <text:p>3000</text:p>
          </table:table-cell>
          <table:table-cell office:value-type="float" office:value="0.114545" calcext:value-type="float">
            <text:p>0.114545</text:p>
          </table:table-cell>
          <table:table-cell table:formula="of:=([.L19]*[.M19])" office:value-type="float" office:value="343.635" calcext:value-type="float">
            <text:p>343.635</text:p>
          </table:table-cell>
        </table:table-row>
        <table:table-row table:style-name="ro1">
          <table:table-cell office:value-type="string" calcext:value-type="string">
            <text:p>TCA95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96-39222-1-ND</text:p>
          </table:table-cell>
          <table:table-cell/>
          <table:table-cell table:formula="of:=([.B20]*1)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([.F20]*[.G20])" office:value-type="float" office:value="1.5" calcext:value-type="float">
            <text:p>1.5</text:p>
          </table:table-cell>
          <table:table-cell table:formula="of:=([.B20]*100)" office:value-type="float" office:value="100" calcext:value-type="float">
            <text:p>100</text:p>
          </table:table-cell>
          <table:table-cell office:value-type="float" office:value="1.02" calcext:value-type="float">
            <text:p>1.02</text:p>
          </table:table-cell>
          <table:table-cell table:formula="of:=([.I20]*[.J20])" office:value-type="float" office:value="102" calcext:value-type="float">
            <text:p>102</text:p>
          </table:table-cell>
          <table:table-cell table:formula="of:=([.B20]*1000)" office:value-type="float" office:value="1000" calcext:value-type="float">
            <text:p>1000</text:p>
          </table:table-cell>
          <table:table-cell office:value-type="float" office:value="0.6885" calcext:value-type="float">
            <text:p>0.6885</text:p>
          </table:table-cell>
          <table:table-cell table:formula="of:=([.L20]*[.M20])" office:value-type="float" office:value="688.5" calcext:value-type="float">
            <text:p>688.5</text:p>
          </table:table-cell>
        </table:table-row>
        <table:table-row table:style-name="ro1">
          <table:table-cell office:value-type="string" calcext:value-type="string">
            <text:p>STSPIN22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497-16602-1-ND</text:p>
          </table:table-cell>
          <table:table-cell/>
          <table:table-cell table:formula="of:=([.B21]*1)"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table:formula="of:=([.F21]*[.G21])" office:value-type="float" office:value="4.86" calcext:value-type="float">
            <text:p>4.86</text:p>
          </table:table-cell>
          <table:table-cell table:formula="of:=([.B21]*100)" office:value-type="float" office:value="300" calcext:value-type="float">
            <text:p>300</text:p>
          </table:table-cell>
          <table:table-cell office:value-type="float" office:value="1.1" calcext:value-type="float">
            <text:p>1.1</text:p>
          </table:table-cell>
          <table:table-cell table:formula="of:=([.I21]*[.J21])" office:value-type="float" office:value="330" calcext:value-type="float">
            <text:p>330</text:p>
          </table:table-cell>
          <table:table-cell table:formula="of:=([.B21]*1000)" office:value-type="float" office:value="3000" calcext:value-type="float">
            <text:p>3000</text:p>
          </table:table-cell>
          <table:table-cell office:value-type="float" office:value="0.7425" calcext:value-type="float">
            <text:p>0.7425</text:p>
          </table:table-cell>
          <table:table-cell table:formula="of:=([.L21]*[.M21])" office:value-type="float" office:value="2227.5" calcext:value-type="float">
            <text:p>2227.5</text:p>
          </table:table-cell>
        </table:table-row>
        <table:table-row table:style-name="ro1">
          <table:table-cell office:value-type="string" calcext:value-type="string">
            <text:p>VEML60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78465</text:p>
          </table:table-cell>
          <table:table-cell table:number-columns-repeated="2"/>
          <table:table-cell table:formula="of:=([.B22]*1)" office:value-type="float" office:value="2" calcext:value-type="float">
            <text:p>2</text:p>
          </table:table-cell>
          <table:table-cell office:value-type="float" office:value="1.38" calcext:value-type="float">
            <text:p>1.38</text:p>
          </table:table-cell>
          <table:table-cell table:formula="of:=([.F22]*[.G22])" office:value-type="float" office:value="2.76" calcext:value-type="float">
            <text:p>2.76</text:p>
          </table:table-cell>
          <table:table-cell table:formula="of:=([.B22]*100)" office:value-type="float" office:value="200" calcext:value-type="float">
            <text:p>200</text:p>
          </table:table-cell>
          <table:table-cell office:value-type="float" office:value="0.922727" calcext:value-type="float">
            <text:p>0.922727</text:p>
          </table:table-cell>
          <table:table-cell table:formula="of:=([.I22]*[.J22])" office:value-type="float" office:value="184.5454" calcext:value-type="float">
            <text:p>184.5454</text:p>
          </table:table-cell>
          <table:table-cell table:formula="of:=([.B22]*1000)" office:value-type="float" office:value="2000" calcext:value-type="float">
            <text:p>2000</text:p>
          </table:table-cell>
          <table:table-cell office:value-type="float" office:value="0.881818" calcext:value-type="float">
            <text:p>0.881818</text:p>
          </table:table-cell>
          <table:table-cell table:formula="of:=([.L22]*[.M22])" office:value-type="float" office:value="1763.636" calcext:value-type="float">
            <text:p>1763.636</text:p>
          </table:table-cell>
        </table:table-row>
        <table:table-row table:style-name="ro1">
          <table:table-cell office:value-type="string" calcext:value-type="string">
            <text:p>PCA9532B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68-3371-1-ND</text:p>
          </table:table-cell>
          <table:table-cell/>
          <table:table-cell table:formula="of:=([.B23]*1)" office:value-type="float" office:value="2" calcext:value-type="float">
            <text:p>2</text:p>
          </table:table-cell>
          <table:table-cell office:value-type="float" office:value="2.46" calcext:value-type="float">
            <text:p>2.46</text:p>
          </table:table-cell>
          <table:table-cell table:formula="of:=([.F23]*[.G23])" office:value-type="float" office:value="4.92" calcext:value-type="float">
            <text:p>4.92</text:p>
          </table:table-cell>
          <table:table-cell table:formula="of:=([.B23]*100)" office:value-type="float" office:value="200" calcext:value-type="float">
            <text:p>200</text:p>
          </table:table-cell>
          <table:table-cell office:value-type="float" office:value="1.6678" calcext:value-type="float">
            <text:p>1.6678</text:p>
          </table:table-cell>
          <table:table-cell table:formula="of:=([.I23]*[.J23])" office:value-type="float" office:value="333.56" calcext:value-type="float">
            <text:p>333.56</text:p>
          </table:table-cell>
          <table:table-cell table:formula="of:=([.B23]*1000)" office:value-type="float" office:value="2000" calcext:value-type="float">
            <text:p>2000</text:p>
          </table:table-cell>
          <table:table-cell office:value-type="float" office:value="1.12577" calcext:value-type="float">
            <text:p>1.12577</text:p>
          </table:table-cell>
          <table:table-cell table:formula="of:=([.L23]*[.M23])" office:value-type="float" office:value="2251.54" calcext:value-type="float">
            <text:p>2251.54</text:p>
          </table:table-cell>
        </table:table-row>
        <table:table-row table:style-name="ro1">
          <table:table-cell office:value-type="string" calcext:value-type="string">
            <text:p>K3-1296S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28955</text:p>
          </table:table-cell>
          <table:table-cell table:number-columns-repeated="2"/>
          <table:table-cell table:formula="of:=([.B24]*1)" office:value-type="float" office:value="1" calcext:value-type="float">
            <text:p>1</text:p>
          </table:table-cell>
          <table:table-cell office:value-type="float" office:value="0.07659" calcext:value-type="float">
            <text:p>0.07659</text:p>
          </table:table-cell>
          <table:table-cell table:formula="of:=([.F24]*[.G24])" office:value-type="float" office:value="0.07659" calcext:value-type="float">
            <text:p>0.07659</text:p>
          </table:table-cell>
          <table:table-cell table:formula="of:=([.B24]*100)" office:value-type="float" office:value="100" calcext:value-type="float">
            <text:p>100</text:p>
          </table:table-cell>
          <table:table-cell office:value-type="float" office:value="0.056901" calcext:value-type="float">
            <text:p>0.056901</text:p>
          </table:table-cell>
          <table:table-cell table:formula="of:=([.I24]*[.J24])" office:value-type="float" office:value="5.6901" calcext:value-type="float">
            <text:p>5.6901</text:p>
          </table:table-cell>
          <table:table-cell table:formula="of:=([.B24]*1000)" office:value-type="float" office:value="1000" calcext:value-type="float">
            <text:p>1000</text:p>
          </table:table-cell>
          <table:table-cell office:value-type="float" office:value="0.049668" calcext:value-type="float">
            <text:p>0.049668</text:p>
          </table:table-cell>
          <table:table-cell table:formula="of:=([.L24]*[.M24])" office:value-type="float" office:value="49.668" calcext:value-type="float">
            <text:p>49.668</text:p>
          </table:table-cell>
        </table:table-row>
        <table:table-row table:style-name="ro1">
          <table:table-cell office:value-type="string" calcext:value-type="string">
            <text:p>MBT39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31781</text:p>
          </table:table-cell>
          <table:table-cell table:number-columns-repeated="2"/>
          <table:table-cell table:formula="of:=([.B25]*1)" office:value-type="float" office:value="1" calcext:value-type="float">
            <text:p>1</text:p>
          </table:table-cell>
          <table:table-cell office:value-type="float" office:value="0.020073" calcext:value-type="float">
            <text:p>0.020073</text:p>
          </table:table-cell>
          <table:table-cell table:formula="of:=([.F25]*[.G25])" office:value-type="float" office:value="0.020073" calcext:value-type="float">
            <text:p>0.020073</text:p>
          </table:table-cell>
          <table:table-cell table:formula="of:=([.B25]*100)" office:value-type="float" office:value="100" calcext:value-type="float">
            <text:p>100</text:p>
          </table:table-cell>
          <table:table-cell office:value-type="float" office:value="0.015" calcext:value-type="float">
            <text:p>0.015</text:p>
          </table:table-cell>
          <table:table-cell table:formula="of:=([.I25]*[.J25])" office:value-type="float" office:value="1.5" calcext:value-type="float">
            <text:p>1.5</text:p>
          </table:table-cell>
          <table:table-cell table:formula="of:=([.B25]*1000)" office:value-type="float" office:value="1000" calcext:value-type="float">
            <text:p>1000</text:p>
          </table:table-cell>
          <table:table-cell office:value-type="float" office:value="0.014068" calcext:value-type="float">
            <text:p>0.014068</text:p>
          </table:table-cell>
          <table:table-cell table:formula="of:=([.L25]*[.M25])" office:value-type="float" office:value="14.068" calcext:value-type="float">
            <text:p>14.068</text:p>
          </table:table-cell>
        </table:table-row>
        <table:table-row table:style-name="ro1">
          <table:table-cell office:value-type="string" calcext:value-type="string">
            <text:p>ESP32-PICO-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93707</text:p>
          </table:table-cell>
          <table:table-cell table:number-columns-repeated="2"/>
          <table:table-cell table:formula="of:=([.B26]*1)" office:value-type="float" office:value="1" calcext:value-type="float">
            <text:p>1</text:p>
          </table:table-cell>
          <table:table-cell office:value-type="float" office:value="5.122727" calcext:value-type="float">
            <text:p>5.122727</text:p>
          </table:table-cell>
          <table:table-cell table:formula="of:=([.F26]*[.G26])" office:value-type="float" office:value="5.122727" calcext:value-type="float">
            <text:p>5.122727</text:p>
          </table:table-cell>
          <table:table-cell table:formula="of:=([.B26]*100)" office:value-type="float" office:value="100" calcext:value-type="float">
            <text:p>100</text:p>
          </table:table-cell>
          <table:table-cell office:value-type="float" office:value="3.359091" calcext:value-type="float">
            <text:p>3.359091</text:p>
          </table:table-cell>
          <table:table-cell table:formula="of:=([.I26]*[.J26])" office:value-type="float" office:value="335.9091" calcext:value-type="float">
            <text:p>335.9091</text:p>
          </table:table-cell>
          <table:table-cell table:formula="of:=([.B26]*1000)" office:value-type="float" office:value="1000" calcext:value-type="float">
            <text:p>1000</text:p>
          </table:table-cell>
          <table:table-cell office:value-type="float" office:value="3.201515" calcext:value-type="float">
            <text:p>3.201515</text:p>
          </table:table-cell>
          <table:table-cell table:formula="of:=([.L26]*[.M26])" office:value-type="float" office:value="3201.515" calcext:value-type="float">
            <text:p>3201.515</text:p>
          </table:table-cell>
        </table:table-row>
        <table:table-row table:style-name="ro1">
          <table:table-cell office:value-type="string" calcext:value-type="string">
            <text:p>2450AT18B100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450AT18B100E</text:p>
          </table:table-cell>
          <table:table-cell/>
          <table:table-cell table:formula="of:=([.B27]*1)"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table:formula="of:=([.F27]*[.G27])" office:value-type="float" office:value="0.56" calcext:value-type="float">
            <text:p>0.56</text:p>
          </table:table-cell>
          <table:table-cell table:formula="of:=([.B27]*100)" office:value-type="float" office:value="100" calcext:value-type="float">
            <text:p>100</text:p>
          </table:table-cell>
          <table:table-cell office:value-type="float" office:value="0.3795" calcext:value-type="float">
            <text:p>0.3795</text:p>
          </table:table-cell>
          <table:table-cell table:formula="of:=([.I27]*[.J27])" office:value-type="float" office:value="37.95" calcext:value-type="float">
            <text:p>37.95</text:p>
          </table:table-cell>
          <table:table-cell table:formula="of:=([.B27]*1000)" office:value-type="float" office:value="1000" calcext:value-type="float">
            <text:p>1000</text:p>
          </table:table-cell>
          <table:table-cell office:value-type="float" office:value="0.24" calcext:value-type="float">
            <text:p>0.24</text:p>
          </table:table-cell>
          <table:table-cell table:formula="of:=([.L27]*[.M27])"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ESP-PSRAM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61881</text:p>
          </table:table-cell>
          <table:table-cell table:number-columns-repeated="2"/>
          <table:table-cell table:formula="of:=([.B28]*1)"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table:formula="of:=([.F28]*[.G28])" office:value-type="float" office:value="0.85" calcext:value-type="float">
            <text:p>0.85</text:p>
          </table:table-cell>
          <table:table-cell table:formula="of:=([.B28]*100)" office:value-type="float" office:value="100" calcext:value-type="float">
            <text:p>100</text:p>
          </table:table-cell>
          <table:table-cell office:value-type="float" office:value="0.55303" calcext:value-type="float">
            <text:p>0.55303</text:p>
          </table:table-cell>
          <table:table-cell table:formula="of:=([.I28]*[.J28])" office:value-type="float" office:value="55.303" calcext:value-type="float">
            <text:p>55.303</text:p>
          </table:table-cell>
          <table:table-cell table:formula="of:=([.B28]*1000)" office:value-type="float" office:value="1000" calcext:value-type="float">
            <text:p>1000</text:p>
          </table:table-cell>
          <table:table-cell office:value-type="float" office:value="0.525758" calcext:value-type="float">
            <text:p>0.525758</text:p>
          </table:table-cell>
          <table:table-cell table:formula="of:=([.L28]*[.M28])" office:value-type="float" office:value="525.758" calcext:value-type="float">
            <text:p>525.758</text:p>
          </table:table-cell>
        </table:table-row>
        <table:table-row table:style-name="ro1">
          <table:table-cell office:value-type="string" calcext:value-type="string">
            <text:p>XM25QH32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26100</text:p>
          </table:table-cell>
          <table:table-cell table:number-columns-repeated="2"/>
          <table:table-cell table:formula="of:=([.B29]*1)" office:value-type="float" office:value="1" calcext:value-type="float">
            <text:p>1</text:p>
          </table:table-cell>
          <table:table-cell office:value-type="float" office:value="0.863636" calcext:value-type="float">
            <text:p>0.863636</text:p>
          </table:table-cell>
          <table:table-cell table:formula="of:=([.F29]*[.G29])" office:value-type="float" office:value="0.863636" calcext:value-type="float">
            <text:p>0.863636</text:p>
          </table:table-cell>
          <table:table-cell table:formula="of:=([.B29]*100)" office:value-type="float" office:value="100" calcext:value-type="float">
            <text:p>100</text:p>
          </table:table-cell>
          <table:table-cell office:value-type="float" office:value="0.571212" calcext:value-type="float">
            <text:p>0.571212</text:p>
          </table:table-cell>
          <table:table-cell table:formula="of:=([.I29]*[.J29])" office:value-type="float" office:value="57.1212" calcext:value-type="float">
            <text:p>57.1212</text:p>
          </table:table-cell>
          <table:table-cell table:formula="of:=([.B29]*1000)" office:value-type="float" office:value="1000" calcext:value-type="float">
            <text:p>1000</text:p>
          </table:table-cell>
          <table:table-cell office:value-type="float" office:value="0.545455" calcext:value-type="float">
            <text:p>0.545455</text:p>
          </table:table-cell>
          <table:table-cell table:formula="of:=([.L29]*[.M29])" office:value-type="float" office:value="545.455" calcext:value-type="float">
            <text:p>545.455</text:p>
          </table:table-cell>
        </table:table-row>
        <table:table-row table:style-name="ro1">
          <table:table-cell office:value-type="string" calcext:value-type="string">
            <text:p>MIC5366-2.8Y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43121</text:p>
          </table:table-cell>
          <table:table-cell table:number-columns-repeated="2"/>
          <table:table-cell table:formula="of:=([.B30]*1)" office:value-type="float" office:value="1" calcext:value-type="float">
            <text:p>1</text:p>
          </table:table-cell>
          <table:table-cell office:value-type="float" office:value="0.059079" calcext:value-type="float">
            <text:p>0.059079</text:p>
          </table:table-cell>
          <table:table-cell table:formula="of:=([.F30]*[.G30])" office:value-type="float" office:value="0.059079" calcext:value-type="float">
            <text:p>0.059079</text:p>
          </table:table-cell>
          <table:table-cell table:formula="of:=([.B30]*100)" office:value-type="float" office:value="100" calcext:value-type="float">
            <text:p>100</text:p>
          </table:table-cell>
          <table:table-cell office:value-type="float" office:value="0.043933" calcext:value-type="float">
            <text:p>0.043933</text:p>
          </table:table-cell>
          <table:table-cell table:formula="of:=([.I30]*[.J30])" office:value-type="float" office:value="4.3933" calcext:value-type="float">
            <text:p>4.3933</text:p>
          </table:table-cell>
          <table:table-cell table:formula="of:=([.B30]*1000)" office:value-type="float" office:value="1000" calcext:value-type="float">
            <text:p>1000</text:p>
          </table:table-cell>
          <table:table-cell office:value-type="float" office:value="0.03837" calcext:value-type="float">
            <text:p>0.03837</text:p>
          </table:table-cell>
          <table:table-cell table:formula="of:=([.L30]*[.M30])" office:value-type="float" office:value="38.37" calcext:value-type="float">
            <text:p>38.37</text:p>
          </table:table-cell>
        </table:table-row>
        <table:table-row table:style-name="ro1">
          <table:table-cell office:value-type="string" calcext:value-type="string">
            <text:p>MIC5366-1.2YC5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C266772</text:p>
          </table:table-cell>
          <table:table-cell table:number-columns-repeated="2"/>
          <table:table-cell table:formula="of:=([.B31]*1)" office:value-type="float" office:value="1" calcext:value-type="float">
            <text:p>1</text:p>
          </table:table-cell>
          <table:table-cell office:value-type="float" office:value="0.056352" calcext:value-type="float">
            <text:p>0.056352</text:p>
          </table:table-cell>
          <table:table-cell table:formula="of:=([.F31]*[.G31])" office:value-type="float" office:value="0.056352" calcext:value-type="float">
            <text:p>0.056352</text:p>
          </table:table-cell>
          <table:table-cell table:formula="of:=([.B31]*100)" office:value-type="float" office:value="100" calcext:value-type="float">
            <text:p>100</text:p>
          </table:table-cell>
          <table:table-cell office:value-type="float" office:value="0.041206" calcext:value-type="float">
            <text:p>0.041206</text:p>
          </table:table-cell>
          <table:table-cell table:formula="of:=([.I31]*[.J31])" office:value-type="float" office:value="4.1206" calcext:value-type="float">
            <text:p>4.1206</text:p>
          </table:table-cell>
          <table:table-cell table:formula="of:=([.B31]*1000)" office:value-type="float" office:value="1000" calcext:value-type="float">
            <text:p>1000</text:p>
          </table:table-cell>
          <table:table-cell office:value-type="float" office:value="0.035642" calcext:value-type="float">
            <text:p>0.035642</text:p>
          </table:table-cell>
          <table:table-cell table:formula="of:=([.L31]*[.M31])" office:value-type="float" office:value="35.642" calcext:value-type="float">
            <text:p>35.642</text:p>
          </table:table-cell>
        </table:table-row>
        <table:table-row table:style-name="ro1">
          <table:table-cell office:value-type="string" calcext:value-type="string">
            <text:p>CP2102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0225</text:p>
          </table:table-cell>
          <table:table-cell table:number-columns-repeated="2"/>
          <table:table-cell table:formula="of:=([.B32]*1)" office:value-type="float" office:value="1" calcext:value-type="float">
            <text:p>1</text:p>
          </table:table-cell>
          <table:table-cell office:value-type="float" office:value="2.251515" calcext:value-type="float">
            <text:p>2.251515</text:p>
          </table:table-cell>
          <table:table-cell table:formula="of:=([.F32]*[.G32])" office:value-type="float" office:value="2.251515" calcext:value-type="float">
            <text:p>2.251515</text:p>
          </table:table-cell>
          <table:table-cell table:formula="of:=([.B32]*100)" office:value-type="float" office:value="100" calcext:value-type="float">
            <text:p>100</text:p>
          </table:table-cell>
          <table:table-cell office:value-type="float" office:value="1.825758" calcext:value-type="float">
            <text:p>1.825758</text:p>
          </table:table-cell>
          <table:table-cell table:formula="of:=([.I32]*[.J32])" office:value-type="float" office:value="182.5758" calcext:value-type="float">
            <text:p>182.5758</text:p>
          </table:table-cell>
          <table:table-cell table:formula="of:=([.B32]*1000)" office:value-type="float" office:value="1000" calcext:value-type="float">
            <text:p>1000</text:p>
          </table:table-cell>
          <table:table-cell office:value-type="float" office:value="1.769697" calcext:value-type="float">
            <text:p>1.769697</text:p>
          </table:table-cell>
          <table:table-cell table:formula="of:=([.L32]*[.M32])" office:value-type="float" office:value="1769.697" calcext:value-type="float">
            <text:p>1769.697</text:p>
          </table:table-cell>
        </table:table-row>
        <table:table-row table:style-name="ro1">
          <table:table-cell office:value-type="string" calcext:value-type="string">
            <text:p>LIS2D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55670</text:p>
          </table:table-cell>
          <table:table-cell table:number-columns-repeated="2"/>
          <table:table-cell table:formula="of:=([.B33]*1)" office:value-type="float" office:value="1" calcext:value-type="float">
            <text:p>1</text:p>
          </table:table-cell>
          <table:table-cell office:value-type="float" office:value="0.862121" calcext:value-type="float">
            <text:p>0.862121</text:p>
          </table:table-cell>
          <table:table-cell table:formula="of:=([.F33]*[.G33])" office:value-type="float" office:value="0.862121" calcext:value-type="float">
            <text:p>0.862121</text:p>
          </table:table-cell>
          <table:table-cell table:formula="of:=([.B33]*100)" office:value-type="float" office:value="100" calcext:value-type="float">
            <text:p>100</text:p>
          </table:table-cell>
          <table:table-cell office:value-type="float" office:value="0.562121" calcext:value-type="float">
            <text:p>0.562121</text:p>
          </table:table-cell>
          <table:table-cell table:formula="of:=([.I33]*[.J33])" office:value-type="float" office:value="56.2121" calcext:value-type="float">
            <text:p>56.2121</text:p>
          </table:table-cell>
          <table:table-cell table:formula="of:=([.B33]*1000)" office:value-type="float" office:value="1000" calcext:value-type="float">
            <text:p>1000</text:p>
          </table:table-cell>
          <table:table-cell office:value-type="float" office:value="0.536364" calcext:value-type="float">
            <text:p>0.536364</text:p>
          </table:table-cell>
          <table:table-cell table:formula="of:=([.L33]*[.M33])" office:value-type="float" office:value="536.364" calcext:value-type="float">
            <text:p>536.364</text:p>
          </table:table-cell>
        </table:table-row>
        <table:table-row table:style-name="ro1">
          <table:table-cell office:value-type="string" calcext:value-type="string">
            <text:p>U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0945</text:p>
          </table:table-cell>
          <table:table-cell table:number-columns-repeated="2"/>
          <table:table-cell table:formula="of:=([.B34]*1)" office:value-type="float" office:value="1" calcext:value-type="float">
            <text:p>1</text:p>
          </table:table-cell>
          <table:table-cell office:value-type="float" office:value="0.058005" calcext:value-type="float">
            <text:p>0.058005</text:p>
          </table:table-cell>
          <table:table-cell table:formula="of:=([.F34]*[.G34])" office:value-type="float" office:value="0.058005" calcext:value-type="float">
            <text:p>0.058005</text:p>
          </table:table-cell>
          <table:table-cell table:formula="of:=([.B34]*100)" office:value-type="float" office:value="100" calcext:value-type="float">
            <text:p>100</text:p>
          </table:table-cell>
          <table:table-cell office:value-type="float" office:value="0.042823" calcext:value-type="float">
            <text:p>0.042823</text:p>
          </table:table-cell>
          <table:table-cell table:formula="of:=([.I34]*[.J34])" office:value-type="float" office:value="4.2823" calcext:value-type="float">
            <text:p>4.2823</text:p>
          </table:table-cell>
          <table:table-cell table:formula="of:=([.B34]*1000)" office:value-type="float" office:value="1000" calcext:value-type="float">
            <text:p>1000</text:p>
          </table:table-cell>
          <table:table-cell office:value-type="float" office:value="0.037246" calcext:value-type="float">
            <text:p>0.037246</text:p>
          </table:table-cell>
          <table:table-cell table:formula="of:=([.L34]*[.M34])" office:value-type="float" office:value="37.246" calcext:value-type="float">
            <text:p>37.246</text:p>
          </table:table-cell>
        </table:table-row>
        <table:table-row table:style-name="ro1">
          <table:table-cell office:value-type="string" calcext:value-type="string">
            <text:p>FF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1075</text:p>
          </table:table-cell>
          <table:table-cell table:number-columns-repeated="2"/>
          <table:table-cell table:formula="of:=([.B35]*1)" office:value-type="float" office:value="1" calcext:value-type="float">
            <text:p>1</text:p>
          </table:table-cell>
          <table:table-cell office:value-type="float" office:value="0.099218" calcext:value-type="float">
            <text:p>0.099218</text:p>
          </table:table-cell>
          <table:table-cell table:formula="of:=([.F35]*[.G35])" office:value-type="float" office:value="0.099218" calcext:value-type="float">
            <text:p>0.099218</text:p>
          </table:table-cell>
          <table:table-cell table:formula="of:=([.B35]*100)" office:value-type="float" office:value="100" calcext:value-type="float">
            <text:p>100</text:p>
          </table:table-cell>
          <table:table-cell office:value-type="float" office:value="0.074758" calcext:value-type="float">
            <text:p>0.074758</text:p>
          </table:table-cell>
          <table:table-cell table:formula="of:=([.I35]*[.J35])" office:value-type="float" office:value="7.4758" calcext:value-type="float">
            <text:p>7.4758</text:p>
          </table:table-cell>
          <table:table-cell table:formula="of:=([.B35]*1000)" office:value-type="float" office:value="1000" calcext:value-type="float">
            <text:p>1000</text:p>
          </table:table-cell>
          <table:table-cell office:value-type="float" office:value="0.065773" calcext:value-type="float">
            <text:p>0.065773</text:p>
          </table:table-cell>
          <table:table-cell table:formula="of:=([.L35]*[.M35])" office:value-type="float" office:value="65.773" calcext:value-type="float">
            <text:p>65.773</text:p>
          </table:table-cell>
        </table:table-row>
        <table:table-row table:style-name="ro1">
          <table:table-cell office:value-type="string" calcext:value-type="string">
            <text:p>Pin headers Male 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M13287CT-ND</text:p>
          </table:table-cell>
          <table:table-cell/>
          <table:table-cell table:formula="of:=([.B36]*1)" office:value-type="float" office:value="2" calcext:value-type="float">
            <text:p>2</text:p>
          </table:table-cell>
          <table:table-cell office:value-type="float" office:value="1.39" calcext:value-type="float">
            <text:p>1.39</text:p>
          </table:table-cell>
          <table:table-cell table:formula="of:=([.F36]*[.G36])" office:value-type="float" office:value="2.78" calcext:value-type="float">
            <text:p>2.78</text:p>
          </table:table-cell>
          <table:table-cell table:formula="of:=([.B36]*100)" office:value-type="float" office:value="200" calcext:value-type="float">
            <text:p>200</text:p>
          </table:table-cell>
          <table:table-cell office:value-type="float" office:value="1.0575" calcext:value-type="float">
            <text:p>1.0575</text:p>
          </table:table-cell>
          <table:table-cell table:formula="of:=([.I36]*[.J36])" office:value-type="float" office:value="211.5" calcext:value-type="float">
            <text:p>211.5</text:p>
          </table:table-cell>
          <table:table-cell table:formula="of:=([.B36]*1000)" office:value-type="float" office:value="2000" calcext:value-type="float">
            <text:p>2000</text:p>
          </table:table-cell>
          <table:table-cell office:value-type="float" office:value="1.0575" calcext:value-type="float">
            <text:p>1.0575</text:p>
          </table:table-cell>
          <table:table-cell table:formula="of:=([.L36]*[.M36])" office:value-type="float" office:value="2115" calcext:value-type="float">
            <text:p>2115</text:p>
          </table:table-cell>
        </table:table-row>
        <table:table-row table:style-name="ro1">
          <table:table-cell office:value-type="string" calcext:value-type="string">
            <text:p>Pin headers Female 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5596-ND</text:p>
          </table:table-cell>
          <table:table-cell/>
          <table:table-cell table:formula="of:=([.B37]*1)" office:value-type="float" office:value="2" calcext:value-type="float">
            <text:p>2</text:p>
          </table:table-cell>
          <table:table-cell office:value-type="float" office:value="0.67" calcext:value-type="float">
            <text:p>0.67</text:p>
          </table:table-cell>
          <table:table-cell table:formula="of:=([.F37]*[.G37])" office:value-type="float" office:value="1.34" calcext:value-type="float">
            <text:p>1.34</text:p>
          </table:table-cell>
          <table:table-cell table:formula="of:=([.B37]*100)" office:value-type="float" office:value="200" calcext:value-type="float">
            <text:p>200</text:p>
          </table:table-cell>
          <table:table-cell office:value-type="float" office:value="0.5069" calcext:value-type="float">
            <text:p>0.5069</text:p>
          </table:table-cell>
          <table:table-cell table:formula="of:=([.I37]*[.J37])" office:value-type="float" office:value="101.38" calcext:value-type="float">
            <text:p>101.38</text:p>
          </table:table-cell>
          <table:table-cell table:formula="of:=([.B37]*1000)" office:value-type="float" office:value="2000" calcext:value-type="float">
            <text:p>2000</text:p>
          </table:table-cell>
          <table:table-cell office:value-type="float" office:value="0.36864" calcext:value-type="float">
            <text:p>0.36864</text:p>
          </table:table-cell>
          <table:table-cell table:formula="of:=([.L37]*[.M37])" office:value-type="float" office:value="737.28" calcext:value-type="float">
            <text:p>737.28</text:p>
          </table:table-cell>
        </table:table-row>
        <table:table-row table:style-name="ro1">
          <table:table-cell office:value-type="string" calcext:value-type="string">
            <text:p>Pin headers Male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M14769CT-ND</text:p>
          </table:table-cell>
          <table:table-cell/>
          <table:table-cell table:formula="of:=([.B38]*1)"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table:formula="of:=([.F38]*[.G38])" office:value-type="float" office:value="0.55" calcext:value-type="float">
            <text:p>0.55</text:p>
          </table:table-cell>
          <table:table-cell table:formula="of:=([.B38]*100)" office:value-type="float" office:value="100" calcext:value-type="float">
            <text:p>100</text:p>
          </table:table-cell>
          <table:table-cell office:value-type="float" office:value="0.3947" calcext:value-type="float">
            <text:p>0.3947</text:p>
          </table:table-cell>
          <table:table-cell table:formula="of:=([.I38]*[.J38])" office:value-type="float" office:value="39.47" calcext:value-type="float">
            <text:p>39.47</text:p>
          </table:table-cell>
          <table:table-cell table:formula="of:=([.B38]*1000)" office:value-type="float" office:value="1000" calcext:value-type="float">
            <text:p>1000</text:p>
          </table:table-cell>
          <table:table-cell office:value-type="float" office:value="0.3947" calcext:value-type="float">
            <text:p>0.3947</text:p>
          </table:table-cell>
          <table:table-cell table:formula="of:=([.L38]*[.M38])" office:value-type="float" office:value="394.7" calcext:value-type="float">
            <text:p>394.7</text:p>
          </table:table-cell>
        </table:table-row>
        <table:table-row table:style-name="ro1">
          <table:table-cell office:value-type="string" calcext:value-type="string">
            <text:p>Pin headers Female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5633-ND</text:p>
          </table:table-cell>
          <table:table-cell/>
          <table:table-cell table:formula="of:=([.B39]*1)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formula="of:=([.F39]*[.G39])" office:value-type="float" office:value="0.6" calcext:value-type="float">
            <text:p>0.6</text:p>
          </table:table-cell>
          <table:table-cell table:formula="of:=([.B39]*100)" office:value-type="float" office:value="100" calcext:value-type="float">
            <text:p>100</text:p>
          </table:table-cell>
          <table:table-cell office:value-type="float" office:value="0.4285" calcext:value-type="float">
            <text:p>0.4285</text:p>
          </table:table-cell>
          <table:table-cell table:formula="of:=([.I39]*[.J39])" office:value-type="float" office:value="42.85" calcext:value-type="float">
            <text:p>42.85</text:p>
          </table:table-cell>
          <table:table-cell table:formula="of:=([.B39]*1000)" office:value-type="float" office:value="1000" calcext:value-type="float">
            <text:p>1000</text:p>
          </table:table-cell>
          <table:table-cell office:value-type="float" office:value="0.3074" calcext:value-type="float">
            <text:p>0.3074</text:p>
          </table:table-cell>
          <table:table-cell table:formula="of:=([.L39]*[.M39])" office:value-type="float" office:value="307.4" calcext:value-type="float">
            <text:p>307.4</text:p>
          </table:table-cell>
        </table:table-row>
        <table:table-row table:style-name="ro2">
          <table:table-cell office:value-type="string" calcext:value-type="string">
            <text:p>Pin Header moto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S9016E-08-ND</text:p>
          </table:table-cell>
          <table:table-cell table:style-name="ce2"/>
          <table:table-cell table:formula="of:=([.B40]*1)"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table:formula="of:=([.F40]*[.G40])" office:value-type="float" office:value="0.78" calcext:value-type="float">
            <text:p>0.78</text:p>
          </table:table-cell>
          <table:table-cell table:formula="of:=([.B40]*100)" office:value-type="float" office:value="100" calcext:value-type="float">
            <text:p>100</text:p>
          </table:table-cell>
          <table:table-cell office:value-type="float" office:value="0.592" calcext:value-type="float">
            <text:p>0.592</text:p>
          </table:table-cell>
          <table:table-cell table:formula="of:=([.I40]*[.J40])" office:value-type="float" office:value="59.2" calcext:value-type="float">
            <text:p>59.2</text:p>
          </table:table-cell>
          <table:table-cell table:formula="of:=([.B40]*1000)" office:value-type="float" office:value="1000" calcext:value-type="float">
            <text:p>1000</text:p>
          </table:table-cell>
          <table:table-cell office:value-type="float" office:value="0.43056" calcext:value-type="float">
            <text:p>0.43056</text:p>
          </table:table-cell>
          <table:table-cell table:formula="of:=([.L40]*[.M40])" office:value-type="float" office:value="430.56" calcext:value-type="float">
            <text:p>430.56</text:p>
          </table:table-cell>
        </table:table-row>
        <table:table-row table:style-name="ro1">
          <table:table-cell office:value-type="string" calcext:value-type="string">
            <text:p>Motors(Pair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<text:a xlink:href="https://www.aliexpress.com/item/32901819095.html?spm=a2g0o.cart.0.0.7e4b3c00PoBPbn&amp;mp=1" xlink:type="simple">https://www.aliexpress.com/item/32901819095.html?spm=a2g0o.cart.0.0.7e4b3c00PoBPbn&amp;mp=1</text:a></text:p>
          </table:table-cell>
          <table:table-cell table:formula="of:=([.B41]*1)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formula="of:=([.F41]*[.G41])" office:value-type="float" office:value="0.3" calcext:value-type="float">
            <text:p>0.3</text:p>
          </table:table-cell>
          <table:table-cell table:formula="of:=([.B41]*100)"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table:formula="of:=([.I41]*[.J41])" office:value-type="float" office:value="30" calcext:value-type="float">
            <text:p>30</text:p>
          </table:table-cell>
          <table:table-cell table:formula="of:=([.B41]*1000)" office:value-type="float" office:value="1000" calcext:value-type="float">
            <text:p>1000</text:p>
          </table:table-cell>
          <table:table-cell office:value-type="float" office:value="0.3" calcext:value-type="float">
            <text:p>0.3</text:p>
          </table:table-cell>
          <table:table-cell table:formula="of:=([.L41]*[.M41])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otor(Single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<text:a xlink:href="https://www.aliexpress.com/item/32918153770.html?spm=a2g0o.cart.0.0.7e4b3c00PoBPbn&amp;mp=1" xlink:type="simple">https://www.aliexpress.com/item/32918153770.html?spm=a2g0o.cart.0.0.7e4b3c00PoBPbn&amp;mp=1</text:a></text:p>
          </table:table-cell>
          <table:table-cell table:formula="of:=([.B42]*1)" office:value-type="float" office:value="1" calcext:value-type="float">
            <text:p>1</text:p>
          </table:table-cell>
          <table:table-cell office:value-type="float" office:value="0.34" calcext:value-type="float">
            <text:p>0.34</text:p>
          </table:table-cell>
          <table:table-cell table:formula="of:=([.F42]*[.G42])" office:value-type="float" office:value="0.34" calcext:value-type="float">
            <text:p>0.34</text:p>
          </table:table-cell>
          <table:table-cell table:formula="of:=([.B42]*100)" office:value-type="float" office:value="100" calcext:value-type="float">
            <text:p>100</text:p>
          </table:table-cell>
          <table:table-cell office:value-type="float" office:value="0.34" calcext:value-type="float">
            <text:p>0.34</text:p>
          </table:table-cell>
          <table:table-cell table:formula="of:=([.I42]*[.J42])" office:value-type="float" office:value="34" calcext:value-type="float">
            <text:p>34</text:p>
          </table:table-cell>
          <table:table-cell table:formula="of:=([.B42]*1000)" office:value-type="float" office:value="1000" calcext:value-type="float">
            <text:p>1000</text:p>
          </table:table-cell>
          <table:table-cell office:value-type="float" office:value="0.34" calcext:value-type="float">
            <text:p>0.34</text:p>
          </table:table-cell>
          <table:table-cell table:formula="of:=([.L42]*[.M42])"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Camer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<text:a xlink:href="https://www.aliexpress.com/item/33058626691.html?spm=a2g0o.cart.0.0.7e4b3c00PoBPbn&amp;mp=1" xlink:type="simple">https://www.aliexpress.com/item/33058626691.html?spm=a2g0o.cart.0.0.7e4b3c00PoBPbn&amp;mp=1</text:a></text:p>
          </table:table-cell>
          <table:table-cell table:formula="of:=([.B43]*1)"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table:formula="of:=([.F43]*[.G43])" office:value-type="float" office:value="1.7" calcext:value-type="float">
            <text:p>1.7</text:p>
          </table:table-cell>
          <table:table-cell table:formula="of:=([.B43]*100)" office:value-type="float" office:value="100" calcext:value-type="float">
            <text:p>100</text:p>
          </table:table-cell>
          <table:table-cell office:value-type="float" office:value="1.7" calcext:value-type="float">
            <text:p>1.7</text:p>
          </table:table-cell>
          <table:table-cell table:formula="of:=([.I43]*[.J43])" office:value-type="float" office:value="170" calcext:value-type="float">
            <text:p>170</text:p>
          </table:table-cell>
          <table:table-cell table:formula="of:=([.B43]*1000)" office:value-type="float" office:value="1000" calcext:value-type="float">
            <text:p>1000</text:p>
          </table:table-cell>
          <table:table-cell office:value-type="float" office:value="1.7" calcext:value-type="float">
            <text:p>1.7</text:p>
          </table:table-cell>
          <table:table-cell table:formula="of:=([.L43]*[.M43])" office:value-type="float" office:value="1700" calcext:value-type="float">
            <text:p>1700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office:value-type="string" calcext:value-type="string">
            <text:p><text:a xlink:href="https://www.aliexpress.com/item/32632374909.html?spm=a2g0o.cart.0.0.7e4b3c00PoBPbn&amp;mp=1" xlink:type="simple">https://www.aliexpress.com/item/32632374909.html?spm=a2g0o.cart.0.0.7e4b3c00PoBPbn&amp;mp=1</text:a></text:p>
          </table:table-cell>
          <table:table-cell table:formula="of:=([.B44]*1)" office:value-type="float" office:value="2" calcext:value-type="float">
            <text:p>2</text:p>
          </table:table-cell>
          <table:table-cell table:style-name="ce1" table:formula="of:=7.64/4" office:value-type="float" office:value="1.91" calcext:value-type="float">
            <text:p>1.91</text:p>
          </table:table-cell>
          <table:table-cell table:formula="of:=([.F44]*[.G44])" office:value-type="float" office:value="3.82" calcext:value-type="float">
            <text:p>3.82</text:p>
          </table:table-cell>
          <table:table-cell table:formula="of:=([.B44]*100)" office:value-type="float" office:value="200" calcext:value-type="float">
            <text:p>200</text:p>
          </table:table-cell>
          <table:table-cell table:style-name="ce3" table:formula="of:=7.64/4" office:value-type="float" office:value="1.91" calcext:value-type="float">
            <text:p>1.91</text:p>
          </table:table-cell>
          <table:table-cell table:formula="of:=([.I44]*[.J44])" office:value-type="float" office:value="382" calcext:value-type="float">
            <text:p>382</text:p>
          </table:table-cell>
          <table:table-cell table:formula="of:=([.B44]*1000)" office:value-type="float" office:value="2000" calcext:value-type="float">
            <text:p>2000</text:p>
          </table:table-cell>
          <table:table-cell table:style-name="ce3" table:formula="of:=7.64/4" office:value-type="float" office:value="1.91" calcext:value-type="float">
            <text:p>1.91</text:p>
          </table:table-cell>
          <table:table-cell table:formula="of:=([.L44]*[.M44])" office:value-type="float" office:value="3820" calcext:value-type="float">
            <text:p>3820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Total No Assembly</text:p>
          </table:table-cell>
          <table:table-cell table:formula="of:=SUM([.H2:.H44])" office:value-type="float" office:value="39.93099" calcext:value-type="float">
            <text:p>39.93099</text:p>
          </table:table-cell>
          <table:table-cell table:number-columns-repeated="2"/>
          <table:table-cell table:formula="of:=SUM([.K2:.K44])" office:value-type="float" office:value="2951.8469" calcext:value-type="float">
            <text:p>2951.8469</text:p>
          </table:table-cell>
          <table:table-cell table:number-columns-repeated="2"/>
          <table:table-cell table:formula="of:=SUM([.N2:.N44])" office:value-type="float" office:value="25722.985" calcext:value-type="float">
            <text:p>25722.98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ssembly Cost</text:p>
          </table:table-cell>
          <table:table-cell table:formula="of:=(21.5+10.5)/5" office:value-type="float" office:value="6.4" calcext:value-type="float">
            <text:p>6.4</text:p>
          </table:table-cell>
          <table:table-cell table:number-columns-repeated="2"/>
          <table:table-cell table:formula="of:=(48.3+16.7)/30" office:value-type="float" office:value="2.16666666666667" calcext:value-type="float">
            <text:p>2.16666666666667</text:p>
          </table:table-cell>
          <table:table-cell table:number-columns-repeated="2"/>
          <table:table-cell table:formula="of:=[.K49]" office:value-type="float" office:value="2.16666666666667" calcext:value-type="float">
            <text:p>2.1666666666666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otal/bot</text:p>
          </table:table-cell>
          <table:table-cell table:formula="of:=[.H48]/1" office:value-type="float" office:value="39.93099" calcext:value-type="float">
            <text:p>39.93099</text:p>
          </table:table-cell>
          <table:table-cell table:number-columns-repeated="2"/>
          <table:table-cell table:formula="of:=[.K48]/100" office:value-type="float" office:value="29.518469" calcext:value-type="float">
            <text:p>29.518469</text:p>
          </table:table-cell>
          <table:table-cell table:number-columns-repeated="2"/>
          <table:table-cell table:formula="of:=[.N48]/1000" office:value-type="float" office:value="25.722985" calcext:value-type="float">
            <text:p>25.72298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otal/bot W Assembly</text:p>
          </table:table-cell>
          <table:table-cell table:formula="of:=[.H50]+[.H49]" office:value-type="float" office:value="46.33099" calcext:value-type="float">
            <text:p>46.33099</text:p>
          </table:table-cell>
          <table:table-cell table:number-columns-repeated="2"/>
          <table:table-cell table:formula="of:=[.K50]+[.K49]" office:value-type="float" office:value="31.6851356666667" calcext:value-type="float">
            <text:p>31.6851356666667</text:p>
          </table:table-cell>
          <table:table-cell table:number-columns-repeated="2"/>
          <table:table-cell table:formula="of:=[.N50]+[.N49]" office:value-type="float" office:value="27.8896516666667" calcext:value-type="float">
            <text:p>27.889651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13:58:27.834827744</meta:creation-date>
    <dc:date>2020-03-09T15:40:49.477995941</dc:date>
    <meta:editing-duration>PT5M</meta:editing-duration>
    <meta:editing-cycles>1</meta:editing-cycles>
    <meta:document-statistic meta:table-count="1" meta:cell-count="546" meta:object-count="0"/>
    <meta:generator>LibreOffice/6.0.7.3$Linux_X86_64 LibreOffice_project/00m0$Build-3</meta:generator>
  </office:meta>
</office:document-meta>
</file>